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9A000011C5000007882B1A34C6.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TE18E6378t00" svg:font-family="TTE18E6378t00"/>
    <style:font-face style:name="Tahoma4" svg:font-family="Tahoma"/>
    <style:font-face style:name="Times New Roman1"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automatic-styles>
    <style:style style:name="Table2" style:family="table">
      <style:table-properties style:width="17.59cm" fo:margin-top="0.199cm" fo:margin-bottom="0.199cm" table:align="margins"/>
    </style:style>
    <style:style style:name="Table2.A" style:family="table-column">
      <style:table-column-properties style:column-width="3.177cm" style:rel-column-width="11837*"/>
    </style:style>
    <style:style style:name="Table2.B" style:family="table-column">
      <style:table-column-properties style:column-width="14.413cm" style:rel-column-width="53698*"/>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3" style:family="table" style:master-page-name="">
      <style:table-properties style:width="17.59cm" fo:margin-top="0.199cm" fo:margin-bottom="0.199cm" style:page-number="0" fo:break-before="auto" fo:break-after="auto" table:align="margins" fo:background-color="transparent" fo:keep-with-next="auto" style:may-break-between-rows="true" style:writing-mode="page">
        <style:background-image/>
      </style:table-properties>
    </style:style>
    <style:style style:name="Table3.A" style:family="table-column">
      <style:table-column-properties style:column-width="3.304cm" style:rel-column-width="12311*"/>
    </style:style>
    <style:style style:name="Table3.B" style:family="table-column">
      <style:table-column-properties style:column-width="14.286cm" style:rel-column-width="53224*"/>
    </style:style>
    <style:style style:name="Table3.1" style:family="table-row">
      <style:table-row-properties fo:background-color="transparent" style:keep-together="true" fo:keep-together="auto">
        <style:background-image/>
      </style:table-row-properties>
    </style:style>
    <style:style style:name="Table3.A1" style:family="table-cell">
      <style:table-cell-properties fo:background-color="transparent" fo:padding="0.097cm" fo:border-left="0.002cm solid #000000" fo:border-right="none" fo:border-top="0.002cm solid #000000" fo:border-bottom="0.002cm solid #000000" style:writing-mode="page">
        <style:background-image/>
      </style:table-cell-properties>
    </style:style>
    <style:style style:name="Table3.B1" style:family="table-cell">
      <style:table-cell-properties fo:background-color="transparent" fo:padding="0.097cm" fo:border="0.002cm solid #000000" style:writing-mode="page">
        <style:background-image/>
      </style:table-cell-properties>
    </style:style>
    <style:style style:name="Table3.A2" style:family="table-cell">
      <style:table-cell-properties fo:background-color="transparent" fo:padding="0.097cm" fo:border-left="0.002cm solid #000000" fo:border-right="none" fo:border-top="none" fo:border-bottom="0.002cm solid #000000" style:writing-mode="page">
        <style:background-image/>
      </style:table-cell-properties>
    </style:style>
    <style:style style:name="Table3.B2" style:family="table-cell">
      <style:table-cell-properties fo:background-color="transparent" fo:padding="0.097cm" fo:border-left="0.002cm solid #000000" fo:border-right="0.002cm solid #000000" fo:border-top="none" fo:border-bottom="0.002cm solid #000000" style:writing-mode="page">
        <style:background-image/>
      </style:table-cell-properties>
    </style:style>
    <style:style style:name="Table1" style:family="table">
      <style:table-properties style:width="17.59cm" table:align="margins"/>
    </style:style>
    <style:style style:name="Table1.A" style:family="table-column">
      <style:table-column-properties style:column-width="6.666cm" style:rel-column-width="24837*"/>
    </style:style>
    <style:style style:name="Table1.B" style:family="table-column">
      <style:table-column-properties style:column-width="10.924cm" style:rel-column-width="40698*"/>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5" style:family="table">
      <style:table-properties style:width="16.362cm" fo:margin-left="1.238cm" fo:margin-right="-0.011cm" table:align="margins"/>
    </style:style>
    <style:style style:name="Table5.A" style:family="table-column">
      <style:table-column-properties style:column-width="3.745cm" style:rel-column-width="15002*"/>
    </style:style>
    <style:style style:name="Table5.B" style:family="table-column">
      <style:table-column-properties style:column-width="12.617cm" style:rel-column-width="50533*"/>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4" style:family="table">
      <style:table-properties style:width="16.383cm" fo:margin-left="1.217cm" fo:margin-right="-0.011cm" table:align="margins"/>
    </style:style>
    <style:style style:name="Table4.A" style:family="table-column">
      <style:table-column-properties style:column-width="4.888cm" style:rel-column-width="19553*"/>
    </style:style>
    <style:style style:name="Table4.B" style:family="table-column">
      <style:table-column-properties style:column-width="11.495cm" style:rel-column-width="45982*"/>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style:tab-stops>
          <style:tab-stop style:position="8.839cm" style:type="center"/>
          <style:tab-stop style:position="17.588cm" style:type="right"/>
        </style:tab-stops>
      </style:paragraph-properties>
    </style:style>
    <style:style style:name="P2"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2" fo:font-size="18pt" fo:text-shadow="none" fo:font-weight="bold" style:font-size-asian="18pt" style:font-weight-asian="bold" style:font-size-complex="18pt" style:font-weight-complex="bold"/>
    </style:style>
    <style:style style:name="P3" style:family="paragraph" style:parent-style-name="Table_20_Contents">
      <style:paragraph-properties fo:margin-left="0cm" fo:margin-right="0cm" fo:margin-top="0.499cm" fo:margin-bottom="0.21cm" fo:line-height="125%" fo:text-indent="0cm" style:auto-text-indent="false" text:number-lines="false" text:line-number="0"/>
      <style:text-properties style:font-name="Verdana" fo:font-size="10pt" style:font-size-asian="10pt"/>
    </style:style>
    <style:style style:name="P4" style:family="paragraph" style:parent-style-name="Table_20_Contents">
      <style:paragraph-properties fo:margin-left="0cm" fo:margin-right="0cm" fo:margin-top="0.499cm" fo:margin-bottom="0.21cm" fo:line-height="125%" fo:text-indent="0cm" style:auto-text-indent="false" text:number-lines="false" text:line-number="0"/>
    </style:style>
    <style:style style:name="P5" style:family="paragraph" style:parent-style-name="Standard">
      <style:paragraph-properties fo:line-height="100%" fo:text-align="center" style:justify-single-word="false"/>
      <style:text-properties style:font-name="Tahoma2" fo:font-size="20pt" fo:font-weight="bold" style:font-size-asian="20pt" style:font-weight-asian="bold" style:font-size-complex="20pt" style:font-weight-complex="bold"/>
    </style:style>
    <style:style style:name="P6" style:family="paragraph" style:parent-style-name="Standard">
      <style:paragraph-properties fo:text-align="center" style:justify-single-word="false"/>
    </style:style>
    <style:style style:name="P7" style:family="paragraph" style:parent-style-name="Standard">
      <style:text-properties style:language-asian="zh" style:country-asian="TW"/>
    </style:style>
    <style:style style:name="P8" style:family="paragraph" style:parent-style-name="Standard">
      <style:paragraph-properties fo:text-align="start" style:justify-single-word="false"/>
      <style:text-properties style:language-asian="zh" style:country-asian="TW"/>
    </style:style>
    <style:style style:name="P9" style:family="paragraph" style:parent-style-name="Document_20_Title">
      <style:paragraph-properties fo:margin-left="0.998cm" fo:margin-right="0cm" fo:margin-top="0.15cm" fo:margin-bottom="0.15cm" fo:line-height="100%" fo:text-align="center" style:justify-single-word="false" fo:text-indent="0cm" style:auto-text-indent="false" fo:background-color="transparent" text:number-lines="false" text:line-number="0">
        <style:tab-stops>
          <style:tab-stop style:position="16.591cm" style:type="right" style:leader-style="dotted" style:leader-text="."/>
        </style:tab-stops>
        <style:background-image/>
      </style:paragraph-properties>
      <style:text-properties style:font-name="Tahoma2" fo:font-size="20pt" fo:font-weight="bold" style:font-size-asian="20pt" style:font-weight-asian="bold" style:font-name-complex="Tahoma4" style:font-size-complex="20pt" style:font-weight-complex="bold"/>
    </style:style>
    <style:style style:name="P10" style:family="paragraph" style:parent-style-name="Document_20_SubTitle">
      <style:paragraph-properties fo:margin-left="0.998cm" fo:margin-right="0cm" fo:margin-top="0.15cm" fo:margin-bottom="0.15cm" fo:line-height="100%" fo:text-align="center" style:justify-single-word="false" fo:text-indent="0cm" style:auto-text-indent="false" fo:background-color="transparent" text:number-lines="false" text:line-number="0">
        <style:tab-stops>
          <style:tab-stop style:position="16.591cm" style:type="right" style:leader-style="dotted" style:leader-text="."/>
        </style:tab-stops>
        <style:background-image/>
      </style:paragraph-properties>
      <style:text-properties style:font-name="Tahoma2" fo:font-size="14pt" fo:font-weight="bold" style:font-size-asian="14pt" style:font-weight-asian="bold" style:font-name-complex="Tahoma4" style:font-size-complex="14pt" style:font-weight-complex="bold"/>
    </style:style>
    <style:style style:name="P11" style:family="paragraph" style:parent-style-name="Standard">
      <style:paragraph-properties fo:margin-top="5.001cm" fo:margin-bottom="0cm" fo:text-align="center" style:justify-single-word="false"/>
      <style:text-properties fo:font-size="12pt" style:font-size-asian="12pt" style:language-asian="zh" style:country-asian="TW" style:font-size-complex="12pt"/>
    </style:style>
    <style:style style:name="P12"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13"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4" style:family="paragraph" style:parent-style-name="Standard">
      <style:paragraph-properties fo:margin-top="0.4cm" fo:margin-bottom="0.199cm" fo:line-height="100%" fo:text-align="start" style:justify-single-word="false" style:text-autospace="none"/>
      <style:text-properties style:font-name="Times New Roman1" fo:font-size="10pt" style:font-name-asian="Times New Roman1" style:font-size-asian="10pt" style:font-name-complex="Times New Roman1" style:font-size-complex="10pt"/>
    </style:style>
    <style:style style:name="P15" style:family="paragraph" style:parent-style-name="Contents_20_1">
      <style:paragraph-properties>
        <style:tab-stops>
          <style:tab-stop style:position="17.59cm" style:type="right" style:leader-style="dotted" style:leader-text="."/>
        </style:tab-stops>
      </style:paragraph-properties>
    </style:style>
    <style:style style:name="P16" style:family="paragraph" style:parent-style-name="Contents_20_2">
      <style:paragraph-properties>
        <style:tab-stops>
          <style:tab-stop style:position="17.09cm" style:type="right" style:leader-style="dotted" style:leader-text="."/>
        </style:tab-stops>
      </style:paragraph-properties>
    </style:style>
    <style:style style:name="P17" style:family="paragraph" style:parent-style-name="Text_20_body">
      <style:text-properties style:language-asian="zh" style:country-asian="TW"/>
    </style:style>
    <style:style style:name="P18" style:family="paragraph" style:parent-style-name="Text_20_body">
      <style:text-properties style:font-name="Verdana1" style:language-asian="zh" style:country-asian="TW"/>
    </style:style>
    <style:style style:name="P19" style:family="paragraph" style:parent-style-name="Table_20_Heading">
      <style:text-properties fo:font-size="10pt" style:font-size-asian="10pt" style:font-size-complex="10pt"/>
    </style:style>
    <style:style style:name="P20" style:family="paragraph" style:parent-style-name="Table_20_Heading">
      <style:text-properties style:font-name="Verdana" fo:font-size="10pt" style:font-size-asian="10pt" style:font-size-complex="10pt"/>
    </style:style>
    <style:style style:name="P21" style:family="paragraph" style:parent-style-name="Table_20_Contents">
      <style:text-properties fo:font-size="10pt" style:font-size-asian="10pt" style:font-size-complex="10pt"/>
    </style:style>
    <style:style style:name="P22" style:family="paragraph" style:parent-style-name="Table_20_Contents">
      <style:text-properties style:font-name="Courier New1"/>
    </style:style>
    <style:style style:name="P23" style:family="paragraph" style:parent-style-name="Table_20_Contents">
      <style:text-properties style:language-asian="zh" style:country-asian="TW"/>
    </style:style>
    <style:style style:name="P24" style:family="paragraph" style:parent-style-name="Table_20_Contents">
      <style:text-properties fo:font-style="italic" style:language-asian="zh" style:country-asian="TW" style:font-style-asian="italic" style:font-style-complex="italic"/>
    </style:style>
    <style:style style:name="P25" style:family="paragraph" style:parent-style-name="Text_20_body">
      <style:paragraph-properties fo:margin-left="1.222cm" fo:margin-right="0cm" fo:text-align="start" style:justify-single-word="false" fo:text-indent="0cm" style:auto-text-indent="false"/>
    </style:style>
    <style:style style:name="P26" style:family="paragraph" style:parent-style-name="Text_20_body">
      <style:paragraph-properties fo:margin-left="1.203cm" fo:margin-right="0cm" fo:text-align="start" style:justify-single-word="false" fo:text-indent="0cm" style:auto-text-indent="false"/>
    </style:style>
    <style:style style:name="P27"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2" fo:font-size="20pt" style:font-size-asian="20pt" style:font-size-complex="20pt"/>
    </style:style>
    <style:style style:name="P28"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29"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30" style:family="paragraph" style:parent-style-name="Text_20_body" style:list-style-name="L1"/>
    <style:style style:name="P31" style:family="paragraph" style:parent-style-name="Text_20_body" style:list-style-name="L1"/>
    <style:style style:name="P32" style:family="paragraph" style:parent-style-name="Text_20_body" style:list-style-name="L1">
      <style:text-properties style:language-asian="zh" style:country-asian="TW"/>
    </style:style>
    <style:style style:name="P33" style:family="paragraph" style:parent-style-name="Text_20_body" style:list-style-name="L3">
      <style:paragraph-properties fo:margin-left="1.222cm" fo:margin-right="0cm" fo:text-align="start" style:justify-single-word="false" fo:text-indent="0cm" style:auto-text-indent="false"/>
    </style:style>
    <style:style style:name="P34" style:family="paragraph" style:parent-style-name="Text_20_body" style:list-style-name="L3">
      <style:paragraph-properties fo:margin-left="1.222cm" fo:margin-right="0cm" fo:text-align="start" style:justify-single-word="false" fo:text-indent="0cm" style:auto-text-indent="false"/>
    </style:style>
    <style:style style:name="P35" style:family="paragraph" style:parent-style-name="Text_20_body" style:list-style-name="L3">
      <style:paragraph-properties fo:margin-left="1.222cm" fo:margin-right="0cm" fo:text-align="start" style:justify-single-word="false" fo:text-indent="0cm" style:auto-text-indent="false"/>
    </style:style>
    <style:style style:name="P36" style:family="paragraph" style:parent-style-name="Text_20_body" style:list-style-name="L3">
      <style:paragraph-properties fo:margin-left="1.222cm" fo:margin-right="0cm" fo:text-align="start" style:justify-single-word="false" fo:text-indent="0cm" style:auto-text-indent="false"/>
    </style:style>
    <style:style style:name="P37" style:family="paragraph" style:parent-style-name="Text_20_body" style:list-style-name="L3">
      <style:paragraph-properties fo:margin-left="1.222cm" fo:margin-right="0cm" fo:text-align="start" style:justify-single-word="false" fo:text-indent="0cm" style:auto-text-indent="false"/>
    </style:style>
    <style:style style:name="P38" style:family="paragraph" style:parent-style-name="Text_20_body" style:list-style-name="L4">
      <style:paragraph-properties fo:margin-left="1.222cm" fo:margin-right="0cm" fo:text-align="start" style:justify-single-word="false" fo:text-indent="0cm" style:auto-text-indent="false"/>
    </style:style>
    <style:style style:name="P39" style:family="paragraph" style:parent-style-name="Text_20_body" style:list-style-name="L4">
      <style:paragraph-properties fo:margin-left="1.203cm" fo:margin-right="0cm" fo:text-align="start" style:justify-single-word="false" fo:text-indent="0cm" style:auto-text-indent="false"/>
    </style:style>
    <style:style style:name="P40" style:family="paragraph" style:parent-style-name="Text_20_body" style:list-style-name="L4">
      <style:paragraph-properties fo:margin-left="1.203cm" fo:margin-right="0cm" fo:text-align="start" style:justify-single-word="false" fo:text-indent="0cm" style:auto-text-indent="false"/>
    </style:style>
    <style:style style:name="P41" style:family="paragraph" style:parent-style-name="Text_20_body" style:list-style-name="L4">
      <style:paragraph-properties fo:margin-left="1.203cm" fo:margin-right="0cm" fo:text-align="start" style:justify-single-word="false" fo:text-indent="0cm" style:auto-text-indent="false"/>
    </style:style>
    <style:style style:name="P42" style:family="paragraph" style:parent-style-name="Text_20_body" style:list-style-name="L4">
      <style:paragraph-properties fo:margin-left="1.203cm" fo:margin-right="0cm" fo:text-align="start" style:justify-single-word="false" fo:text-indent="0cm" style:auto-text-indent="false"/>
    </style:style>
    <style:style style:name="P43" style:family="paragraph" style:parent-style-name="Text_20_body" style:master-page-name="">
      <style:paragraph-properties fo:keep-with-next="auto"/>
    </style:style>
    <style:style style:name="P44" style:family="paragraph" style:parent-style-name="Text_20_body" style:master-page-name="">
      <style:paragraph-properties fo:keep-with-next="auto"/>
      <style:text-properties style:language-asian="zh" style:country-asian="TW"/>
    </style:style>
    <style:style style:name="P45" style:family="paragraph" style:parent-style-name="Text_20_body_20_indent" style:list-style-name="L2"/>
    <style:style style:name="P46" style:family="paragraph" style:parent-style-name="Text_20_body_20_indent" style:list-style-name="L2"/>
    <style:style style:name="P47" style:family="paragraph" style:parent-style-name="Text_20_body_20_indent" style:list-style-name="L2"/>
    <style:style style:name="P48" style:family="paragraph" style:parent-style-name="Text_20_body_20_indent" style:list-style-name="L2"/>
    <style:style style:name="P49" style:family="paragraph" style:parent-style-name="Table_20_Contents">
      <style:text-properties fo:font-size="9pt" style:font-size-asian="9pt" style:font-size-complex="9pt"/>
    </style:style>
    <style:style style:name="T1" style:family="text">
      <style:text-properties fo:color="#808080" style:text-position="super 58%" fo:font-size="10pt" fo:font-weight="normal" fo:background-color="transparent" style:font-size-asian="10pt" style:font-weight-asian="normal" style:font-weight-complex="normal"/>
    </style:style>
    <style:style style:name="T2" style:family="text">
      <style:text-properties style:language-asian="zh" style:country-asian="TW"/>
    </style:style>
    <style:style style:name="T3" style:family="text">
      <style:text-properties fo:font-size="10pt" style:font-size-asian="10pt" style:language-asian="zh" style:country-asian="TW" style:font-size-complex="10pt"/>
    </style:style>
    <style:style style:name="T4" style:family="text">
      <style:text-properties fo:font-size="10pt" style:font-size-asian="10pt" style:font-size-complex="10pt"/>
    </style:style>
    <style:style style:name="T5" style:family="text">
      <style:text-properties fo:font-size="10pt" fo:background-color="transparent" style:font-size-asian="10pt" style:font-size-complex="10pt"/>
    </style:style>
    <style:style style:name="T6" style:family="text">
      <style:text-properties style:font-name="Verdana" fo:font-size="10pt" style:font-size-asian="10pt"/>
    </style:style>
    <style:style style:name="T7" style:family="text">
      <style:text-properties style:font-name="Verdana" fo:font-size="10pt" style:font-size-asian="10pt" style:font-size-complex="10pt"/>
    </style:style>
    <style:style style:name="T8" style:family="text">
      <style:text-properties style:font-name="Verdana" style:language-asian="zh" style:country-asian="TW"/>
    </style:style>
    <style:style style:name="T9" style:family="text">
      <style:text-properties style:font-name="Courier New1"/>
    </style:style>
    <style:style style:name="T10" style:family="text">
      <style:text-properties style:font-name="Courier New1" style:language-asian="zh" style:country-asian="TW"/>
    </style:style>
    <style:style style:name="T11" style:family="text">
      <style:text-properties style:font-name="Courier New1" style:font-name-asian="Verdana1"/>
    </style:style>
    <style:style style:name="T12" style:family="text">
      <style:text-properties style:font-name="Courier New1" style:font-name-asian="Verdana1" style:language-asian="zh" style:country-asian="TW"/>
    </style:style>
    <style:style style:name="T13" style:family="text">
      <style:text-properties style:font-name="Verdana1"/>
    </style:style>
    <style:style style:name="T14" style:family="text">
      <style:text-properties style:font-name="Verdana1" style:language-asian="zh" style:country-asian="TW"/>
    </style:style>
    <style:style style:name="T15" style:family="text">
      <style:text-properties style:font-name="Verdana1" style:font-name-asian="Verdana1"/>
    </style:style>
    <style:style style:name="T16" style:family="text">
      <style:text-properties style:font-name="Verdana1" style:font-name-asian="Verdana1" style:language-asian="zh" style:country-asian="TW"/>
    </style:style>
    <style:style style:name="T17" style:family="text">
      <style:text-properties style:use-window-font-color="true" style:text-underline-style="none"/>
    </style:style>
    <style:style style:name="T18" style:family="text">
      <style:text-properties style:use-window-font-color="true" style:text-underline-style="none" style:language-asian="zh" style:country-asian="TW"/>
    </style:style>
    <style:style style:name="T19" style:family="text">
      <style:text-properties style:use-window-font-color="true" style:font-name="Courier New1" style:text-underline-style="none"/>
    </style:style>
    <style:style style:name="T20" style:family="text">
      <style:text-properties style:use-window-font-color="true" style:font-name="Courier New1" style:text-underline-style="none" style:language-asian="zh" style:country-asian="TW"/>
    </style:style>
    <style:style style:name="T21" style:family="text">
      <style:text-properties style:language-asian="ja" style:country-asian="JP"/>
    </style:style>
    <style:style style:name="T22" style:family="text">
      <style:text-properties fo:font-weight="bold" style:language-asian="zh" style:country-asian="TW" style:font-weight-asian="bold" style:font-weight-complex="bold"/>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4">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draw:frame draw:style-name="fr1" draw:name="Graphic3" text:anchor-type="paragraph" svg:x="0.026cm" svg:y="-0.007cm" svg:width="4.547cm" svg:height="1.926cm" draw:z-index="0"><draw:image xlink:href="Pictures/2000009A000011C5000007882B1A34C6.svm" xlink:type="simple" xlink:show="embed" xlink:actuate="onLoad"/></draw:frame></text:p>
      <text:p text:style-name="P2">SIMPLY RICH</text:p>
      <text:p text:style-name="P5">ZK<text:span text:style-name="T1">TM</text:span></text:p>
      <text:p text:style-name="P5"/>
      <text:p text:style-name="P9">The Quick Start Guide</text:p>
      <text:p text:style-name="P10">Version 3.0.2</text:p>
      <text:p text:style-name="P11">January 2008</text:p>
      <text:p text:style-name="P12">Potix Corporation</text:p>
      <text:p text:style-name="P6"/>
      <text:p text:style-name="P28"/>
      <text:p text:style-name="P29"/>
      <text:p text:style-name="P13">Copyright © Potix Corporation. All rights reserved.</text:p>
      <text:p text:style-name="P14">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4">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4">Potix Corporation reserves the right to make changes in the product design without reservation and without notification to its users.</text:p>
      <text:p text:style-name="P14">The Potix logo and ZK are trademarks of Potix Corporation.</text:p>
      <text:p text:style-name="P14">All other product names are trademarks, registered trademarks, or trade names of their respective owners.</text:p>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5">Before You Start<text:tab/>4</text:p>
          <text:p text:style-name="P16"><text:a xlink:type="simple" xlink:href="#1.1.New to the Servlet Container (aka., Java Web Server)|outline" text:style-name="Internet_20_link" text:visited-style-name="Internet_20_link">New to the Servlet Container (aka., Java Web Server)<text:tab/>4</text:a></text:p>
          <text:p text:style-name="P16"><text:a xlink:type="simple" xlink:href="#1.2.New to Java Language|outline" text:style-name="Internet_20_link" text:visited-style-name="Internet_20_link">New to Java Language<text:tab/>4</text:a></text:p>
          <text:p text:style-name="P16"><text:a xlink:type="simple" xlink:href="#1.3.New to Java Integrated Development Environment (IDE)|outline" text:style-name="Internet_20_link" text:visited-style-name="Internet_20_link">New to Java Integrated Development Environment (IDE)<text:tab/>4</text:a></text:p>
          <text:p text:style-name="P15">1. What to Download<text:tab/>5</text:p>
          <text:p text:style-name="P15">2. Run the Demo<text:tab/>6</text:p>
          <text:p text:style-name="P15">3. Installation<text:tab/>7</text:p>
          <text:p text:style-name="P16"><text:a xlink:type="simple" xlink:href="#4.1.Alternative 1: Bundle ZK into Your Web Application|outline" text:style-name="Internet_20_link" text:visited-style-name="Internet_20_link">Alternative 1: Bundle ZK into Your Web Application<text:tab/>7</text:a></text:p>
          <text:p text:style-name="P16"><text:a xlink:type="simple" xlink:href="#4.2.Alternative 2: Install ZK to Be Shared by All Web Applications|outline" text:style-name="Internet_20_link" text:visited-style-name="Internet_20_link">Alternative 2: Install ZK to Be Shared by All Web Applications<text:tab/>7</text:a></text:p>
          <text:p text:style-name="P16"><text:a xlink:type="simple" xlink:href="#4.3.Working with MySQL3|outline" text:style-name="Internet_20_link" text:visited-style-name="Internet_20_link">Working with MySQL<text:tab/>9</text:a></text:p>
          <text:p text:style-name="P15">4. The Content of Binary Distribution<text:tab/>10</text:p>
          <text:p text:style-name="P16"><text:a xlink:type="simple" xlink:href="#5.1./doc|outline" text:style-name="Internet_20_link" text:visited-style-name="Internet_20_link">/doc<text:tab/>10</text:a></text:p>
          <text:p text:style-name="P16"><text:a xlink:type="simple" xlink:href="#5.2./dist/lib|outline" text:style-name="Internet_20_link" text:visited-style-name="Internet_20_link">/dist/lib<text:tab/>10</text:a></text:p>
          <text:p text:style-name="P16"><text:a xlink:type="simple" xlink:href="#5.3./dist/lib/zkforge|outline" text:style-name="Internet_20_link" text:visited-style-name="Internet_20_link">/dist/lib/zkforge<text:tab/>10</text:a></text:p>
          <text:p text:style-name="P16"><text:a xlink:type="simple" xlink:href="#5.4./dist/lib/ext|outline" text:style-name="Internet_20_link" text:visited-style-name="Internet_20_link">/dist/lib/ext<text:tab/>10</text:a></text:p>
          <text:p text:style-name="P16"><text:a xlink:type="simple" xlink:href="#5.5./dist/src|outline" text:style-name="Internet_20_link" text:visited-style-name="Internet_20_link">/dist/src<text:tab/>11</text:a></text:p>
          <text:p text:style-name="P16"><text:a xlink:type="simple" xlink:href="#5.6./dist/xsd|outline" text:style-name="Internet_20_link" text:visited-style-name="Internet_20_link">/dist/xsd<text:tab/>12</text:a></text:p>
          <text:p text:style-name="P16"><text:a xlink:type="simple" xlink:href="#5.7./dist/WEB-INF|outline" text:style-name="Internet_20_link" text:visited-style-name="Internet_20_link">/dist/WEB-INF<text:tab/>12</text:a></text:p>
          <text:p text:style-name="P15">5. The Content of Demo Distribution<text:tab/>13</text:p>
          <text:p text:style-name="P16"><text:a xlink:type="simple" xlink:href="#6.1./|outline" text:style-name="Internet_20_link" text:visited-style-name="Internet_20_link">/<text:tab/>13</text:a></text:p>
          <text:p text:style-name="P16"><text:a xlink:type="simple" xlink:href="#6.2./zkdemo|outline" text:style-name="Internet_20_link" text:visited-style-name="Internet_20_link">/zkdemo<text:tab/>13</text:a></text:p>
          <text:p text:style-name="P16"><text:a xlink:type="simple" xlink:href="#6.3./MyApp|outline" text:style-name="Internet_20_link" text:visited-style-name="Internet_20_link">/MyApp<text:tab/>13</text:a></text:p>
          <text:p text:style-name="P15">6. My First ZK Application<text:tab/>14</text:p>
          <text:p text:style-name="P16"><text:a xlink:type="simple" xlink:href="#7.1.My First Hello World|outline" text:style-name="Internet_20_link" text:visited-style-name="Internet_20_link">My First Hello World<text:tab/>16</text:a></text:p>
        </text:index-body>
      </text:table-of-content>
      <text:h text:style-name="Heading_20_1" text:outline-level="1">Before You Sta<text:span text:style-name="T2">rt</text:span></text:h>
      <text:h text:style-name="Heading_20_2" text:outline-level="2">New to the Servlet Con<text:span text:style-name="T2">tainer</text:span> (aka., Java Web Server)</text:h>
      <text:p text:style-name="P17">Before developing Web applications in Java (and running ZK demo in your machine), you have to install a Servlet container first. Apache Tomcat is one of the most popular Servlet containers. It is easy to install and use.</text:p>
      <table:table table:name="Table2" table:style-name="Table2">
        <table:table-column table:style-name="Table2.A"/>
        <table:table-column table:style-name="Table2.B"/>
        <table:table-header-rows>
          <table:table-row>
            <table:table-cell table:style-name="Table2.A1" office:value-type="string">
              <text:p text:style-name="Table_20_Heading">Prerequisites</text:p>
            </table:table-cell>
            <table:table-cell table:style-name="Table2.B1" office:value-type="string">
              <text:p text:style-name="P19">Description</text:p>
            </table:table-cell>
          </table:table-row>
        </table:table-header-rows>
        <table:table-row>
          <table:table-cell table:style-name="Table2.A2" office:value-type="string">
            <text:p text:style-name="Table_20_Contents">Download</text:p>
          </table:table-cell>
          <table:table-cell table:style-name="Table2.B2" office:value-type="string">
            <text:p text:style-name="P49"><text:a xlink:type="simple" xlink:href="" text:style-name="Internet_20_link"><text:span text:style-name="T3">Installer for Windows:</text:span></text:a><text:a xlink:type="simple" xlink:href="http://apache.ntu.edu.tw/tomcat/tomcat-5/v5.5.25/bin/apache-tomcat-5.5.25.exe"><text:span text:style-name="T5">apache-tomcat-5.5.20.exe</text:span></text:a></text:p>
            <text:p text:style-name="P21">A list of all available versions:<text:line-break/><text:span text:style-name="T2"><text:tab/></text:span><text:a xlink:type="simple" xlink:href="http://tomcat.apache.org/download-55.cgi">http://tomcat.apache.org/download-55.cgi</text:a></text:p>
          </table:table-cell>
        </table:table-row>
        <table:table-row>
          <table:table-cell table:style-name="Table2.A2" office:value-type="string">
            <text:p text:style-name="Table_20_Contents">Documentation</text:p>
          </table:table-cell>
          <table:table-cell table:style-name="Table2.B2" office:value-type="string">
            <text:p text:style-name="P21"><text:a xlink:type="simple" xlink:href="http://tomcat.apache.org/tomcat-5.5-doc/index.html" office:target-frame-name="_blank" xlink:show="new">http://tomcat.apache.org/tomcat-5.5-doc/index.html</text:a></text:p>
          </table:table-cell>
        </table:table-row>
      </table:table>
      <text:h text:style-name="Heading_20_2" text:outline-level="2">New to Java Language</text:h>
      <text:p text:style-name="P17">You don't need to know Java to use ZK, since all rich user interface can be implemented in HTML-like markup language called ZUML. However, to complete a Web application, you or teammate need some basic knowledge about Java. Here are some good tutorial.</text:p>
      <table:table table:name="Table3" table:style-name="Table3">
        <table:table-column table:style-name="Table3.A"/>
        <table:table-column table:style-name="Table3.B"/>
        <table:table-header-rows>
          <table:table-row table:style-name="Table3.1">
            <table:table-cell table:style-name="Table3.A1" office:value-type="string">
              <text:p text:style-name="Table_20_Heading">Java</text:p>
            </table:table-cell>
            <table:table-cell table:style-name="Table3.B1" office:value-type="string">
              <text:p text:style-name="P20">URLs</text:p>
            </table:table-cell>
          </table:table-row>
        </table:table-header-rows>
        <table:table-row table:style-name="Table3.1">
          <table:table-cell table:style-name="Table3.A2" office:value-type="string">
            <text:p text:style-name="P3">Language Basic</text:p>
          </table:table-cell>
          <table:table-cell table:style-name="Table3.B2" office:value-type="string">
            <text:p text:style-name="P4"><text:a xlink:type="simple" xlink:href="http://java.sun.com/docs/books/tutorial/java/nutsandbolts/index.html"><text:span text:style-name="T7">http://java.sun.com/docs/books/tutorial/java/nutsandbolts/index.html</text:span></text:a></text:p>
          </table:table-cell>
        </table:table-row>
        <table:table-row table:style-name="Table3.1">
          <table:table-cell table:style-name="Table3.A2" office:value-type="string">
            <text:p text:style-name="P3">Class and Object</text:p>
          </table:table-cell>
          <table:table-cell table:style-name="Table3.B2" office:value-type="string">
            <text:p text:style-name="P4"><text:a xlink:type="simple" xlink:href="http://java.sun.com/docs/books/tutorial/java/concepts/index.html"><text:span text:style-name="T7">http://java.sun.com/docs/books/tutorial/java/concepts/index.html</text:span></text:a></text:p>
            <text:p text:style-name="P4"><text:a xlink:type="simple" xlink:href="http://java.sun.com/docs/books/tutorial/java/javaOO/index.html"><text:span text:style-name="T7">http://java.sun.com/docs/books/tutorial/java/javaOO/index.html</text:span></text:a></text:p>
            <text:p text:style-name="P4"><text:a xlink:type="simple" xlink:href="http://java.sun.com/docs/books/tutorial/java/IandI/index.html"><text:span text:style-name="T6">http://java.sun.com/docs/books/tutorial/java/IandI/index.html</text:span></text:a></text:p>
          </table:table-cell>
        </table:table-row>
      </table:table>
      <text:h text:style-name="Heading_20_2" text:outline-level="2">New to Java Int<text:span text:style-name="T2">egrated Development Environment (IDE)</text:span></text:h>
      <text:p text:style-name="P7">Eclipse is one of the most popular Java IDEs. With IDE, it is easier to develop and debug your Web applications. Moreover, you can understand ZK better by debugging through ZK's source codes.</text:p>
      <text:p text:style-name="P8">The step-by-step setup guide can be found in one of our small talks:</text:p>
      <text:p text:style-name="P8"><text:tab/><text:a xlink:type="simple" xlink:href="http://www.zkoss.org/smalltalks/eclipse/ek.html">http://www.zkoss.org/smalltalks/eclipse/ek.html</text:a></text:p>
      <text:h text:style-name="Heading_20_1" text:outline-level="1">1. What to Download</text:h>
      <table:table table:name="Table1" table:style-name="Table1">
        <table:table-column table:style-name="Table1.A"/>
        <table:table-column table:style-name="Table1.B"/>
        <table:table-header-rows>
          <table:table-row>
            <table:table-cell table:style-name="Table1.A1" office:value-type="string">
              <text:p text:style-name="Table_20_Heading">File</text:p>
            </table:table-cell>
            <table:table-cell table:style-name="Table1.B1" office:value-type="string">
              <text:p text:style-name="Table_20_Heading">Des<text:span text:style-name="T2">cription</text:span></text:p>
            </table:table-cell>
          </table:table-row>
        </table:table-header-rows>
        <table:table-row>
          <table:table-cell table:style-name="Table1.A2" office:value-type="string">
            <text:p text:style-name="P22">zk-bin-std-3.0.2.tar.gz</text:p>
            <text:p text:style-name="P22">zk-bin-std-3.0.2.zip</text:p>
          </table:table-cell>
          <table:table-cell table:style-name="Table1.B2" office:value-type="string">
            <text:p text:style-name="Table_20_Contents">The binary dis<text:span text:style-name="T2">tribution of ZK with the minimal set of libraries that you need to enrich your Web applications with ZK.</text:span></text:p>
            <text:p text:style-name="P23">It is also called the standard edition.</text:p>
          </table:table-cell>
        </table:table-row>
        <table:table-row>
          <table:table-cell table:style-name="Table1.A2" office:value-type="string">
            <text:p text:style-name="P22">zk-bin—prof-3.0.2.tar.gz</text:p>
            <text:p text:style-name="P22">zk-bin-prof-3.0.2.zip</text:p>
          </table:table-cell>
          <table:table-cell table:style-name="Table1.B2" office:value-type="string">
            <text:p text:style-name="Table_20_Contents">The binary dis<text:span text:style-name="T2">tribution of ZK, including the standard edition, JFreeChart, Google Maps and layout components.</text:span></text:p>
            <text:p text:style-name="P23">It is also called the professional edition.</text:p>
          </table:table-cell>
        </table:table-row>
        <table:table-row>
          <table:table-cell table:style-name="Table1.A2" office:value-type="string">
            <text:p text:style-name="P22">zk-bin-3.0.2.tar.gz</text:p>
            <text:p text:style-name="P22">zk-bin-3.0.2.zip</text:p>
          </table:table-cell>
          <table:table-cell table:style-name="Table1.B2" office:value-type="string">
            <text:p text:style-name="Table_20_Contents">The binary dis<text:span text:style-name="T2">tribution of ZK, including the professional edition, accessibility, the performance version of ZUL (</text:span><text:span text:style-name="T10">zkmax.jar</text:span><text:span text:style-name="T2">), and versatile plug-ins, such as Ruby, Groovy, JavaScript, MVEL and OGNL.</text:span></text:p>
            <text:p text:style-name="P23">It is also called the enterprise edition.</text:p>
          </table:table-cell>
        </table:table-row>
        <table:table-row>
          <table:table-cell table:style-name="Table1.A2" office:value-type="string">
            <text:p text:style-name="P22">zk-demo-3.0.2.zip</text:p>
          </table:table-cell>
          <table:table-cell table:style-name="Table1.B2" office:value-type="string">
            <text:p text:style-name="Table_20_Contents">Standalone <text:s/><text:span text:style-name="T9">zkdemo</text:span> app<text:span text:style-name="T2">lication in WAR and EAR format, and the source codes of </text:span><text:span text:style-name="T10">zkdemo</text:span><text:span text:style-name="T2">.</text:span></text:p>
            <text:p text:style-name="P23">It is the fastest way to test drive the features of ZK without configuring your Web server.</text:p>
          </table:table-cell>
        </table:table-row>
        <table:table-row>
          <table:table-cell table:style-name="Table1.A2" office:value-type="string">
            <text:p text:style-name="P22">zk-javadoc-3.0.2.zip</text:p>
          </table:table-cell>
          <table:table-cell table:style-name="Table1.B2" office:value-type="string">
            <text:p text:style-name="Table_20_Contents">The Java API document of ZK framework.</text:p>
          </table:table-cell>
        </table:table-row>
        <table:table-row>
          <table:table-cell table:style-name="Table1.A2" office:value-type="string">
            <text:p text:style-name="P22">zk-src-3.0.2.tar.gz</text:p>
          </table:table-cell>
          <table:table-cell table:style-name="Table1.B2" office:value-type="string">
            <text:p text:style-name="Table_20_Contents">The source codes of ZK framework.</text:p>
          </table:table-cell>
        </table:table-row>
      </table:table>
      <text:p text:style-name="Text_20_body"/>
      <text:h text:style-name="Heading_20_1" text:outline-level="1">2. Run the Demo</text:h>
      <text:p text:style-name="Text_20_body"><text:span text:style-name="T14">The simplest way to test drive the power of ZK is to visit </text:span><text:a xlink:type="simple" xlink:href="http://www.zkoss.org/zkdemo/userguide"><text:span text:style-name="T8">http://www.zkoss.org/zkdemo/userguide</text:span></text:a><text:span text:style-name="T14">.</text:span></text:p>
      <text:p text:style-name="P18">If you want to run the demo in your local server, you can follow the following steps.</text:p>
      <text:list text:style-name="L1">
        <text:list-item>
          <text:p text:style-name="P30"><text:span text:style-name="T13">Download </text:span><text:span text:style-name="T9">zk-demo-3.0.2.zip</text:span><text:span text:style-name="T13"> from </text:span><text:a xlink:type="simple" xlink:href="http://sourceforge.net/project/showfiles.php?group_id=152762&amp;package_id=169309">here (sourceforge.net)</text:a><text:span text:style-name="T13">.</text:span></text:p>
        </text:list-item>
        <text:list-item>
          <text:p text:style-name="P30"><text:span text:style-name="T13">After uncompressing the file, you can deploy </text:span><text:span text:style-name="T9">zkdemo.war</text:span><text:span text:style-name="T13"> or </text:span><text:span text:style-name="T9">zkdemo.ear</text:span><text:span text:style-name="T13"> to your Web or application server.<text:line-break/><text:line-break/>Most Web or app</text:span><text:span text:style-name="T14">lication</text:span><text:span text:style-name="T13"> servers have a management con</text:span><text:span text:style-name="T14">sole that allows you to deploy an application painlessly. Consult the corresponding manuals, or you can visit </text:span><text:a xlink:type="simple" xlink:href="http://en.wikibooks.org/wiki/ZK/How-Tos#Installation_and_Configuration"><text:span text:style-name="T10">http://en.wikibooks.org/wiki/ZK/How-Tos#Installation_and_Configuration</text:span></text:a><text:span text:style-name="T14">, where the ZK community maintains the installation guides for many Web or application servers.<text:line-break/><text:line-break/>For Tomcat server, you can copy it directly to the </text:span><text:span text:style-name="T10">$TOMCAT_DIR/webapps</text:span><text:span text:style-name="T14"> directory, and then Tomcat will start the deployment automatically.</text:span></text:p>
        </text:list-item>
        <text:list-item>
          <text:p text:style-name="P32"><text:span text:style-name="T13">After </text:span><text:span text:style-name="T9">zkdemo.war</text:span><text:span text:style-name="T13"> is deployed you can visit it at, say, </text:span><text:a xlink:type="simple" xlink:href="http://localhost:8080/zkdemo-all/userguide"><text:span text:style-name="T9">http://localhost:8080/zkdemo/userguide</text:span></text:a><text:span text:style-name="T13">. The port number depends on how you installed your Web or application servers. Some application servers deploy only the EAR file. That is, you have to deploy </text:span><text:span text:style-name="T9">zkdemos.ear</text:span><text:span text:style-name="T13"> instead.</text:span></text:p>
        </text:list-item>
      </text:list>
      <text:h text:style-name="Heading_20_1" text:outline-level="1">3. Installation</text:h>
      <text:p text:style-name="P17">ZK consists of several libraries (the JAR files). There are two alternatives to install them.</text:p>
      <text:p text:style-name="P17">First, you can bundle them with your Web application. In other words, copy them to the <text:span text:style-name="T9">WEB-INF/lib</text:span> directory of your Web application. The benefit is that you can deploy your Web application to any Web server without configuring the Web server.</text:p>
      <text:p text:style-name="P17">Second, you can install them to your Web or application server. In other words, copy them to the shared directory of the Web or application server (for Tomcat, it is <text:span text:style-name="T9">shared/lib</text:span>). The benefit is that all Web applications deployed to the server can use ZK without bundled with ZK libraries. </text:p>
      <text:h text:style-name="Heading_20_2" text:outline-level="2">Alternative 1: Bundle ZK into Your Web Application</text:h>
      <text:p text:style-name="Text_20_body">By copying ZK libraries to your Web application (<text:span text:style-name="T9">WEB-INF/lib</text:span>), you can deploy your Web application to any Web or application server without configuring the server.</text:p>
      <text:p text:style-name="Heading_20_3">To bundle ZK libraries with the WAR file (the Web app<text:span text:style-name="T2">lication)</text:span></text:p>
      <text:list text:style-name="L2">
        <text:list-item>
          <text:p text:style-name="P45">Unc<text:span text:style-name="T2">ompress</text:span> <text:span text:style-name="T9">zk-bin-3.0.2.zip</text:span> or <text:span text:style-name="T9">zk-bin-3.0.2.tar.gz</text:span></text:p>
        </text:list-item>
        <text:list-item>
          <text:p text:style-name="P45">Copy <text:span text:style-name="T9">dist/lib/*.jar</text:span>, <text:span text:style-name="T9">dis</text:span><text:span text:style-name="T10">t/lib/zkforge/*.jar</text:span><text:span text:style-name="T2">,</text:span> and <text:span text:style-name="T9">dist/lib/ext/*.jar</text:span> to the <text:span text:style-name="T9">/WEB-INF/lib</text:span> directory in your Web application.<text:line-break/>Libraries in <text:span text:style-name="T9">dis</text:span><text:span text:style-name="T10">t/lib/zkforge</text:span><text:span text:style-name="T2"> and </text:span><text:span text:style-name="T10">dist/lib/ext</text:span><text:span text:style-name="T2"> are optional. If you want to minimize the footprint of your Web application, refer to the next chapter for the description of these libraries.</text:span></text:p>
        </text:list-item>
      </text:list>
      <text:p text:style-name="Heading_20_3">To bundle ZK libraries with the EAR file (the Jav<text:span text:style-name="T2">a EE application)</text:span></text:p>
      <text:list text:style-name="L2">
        <text:list-item text:start-value="1">
          <text:p text:style-name="P45">Unc<text:span text:style-name="T2">ompress</text:span> <text:span text:style-name="T9">zk-bin-3.0.2.zip</text:span> or <text:span text:style-name="T9">zk-bin-3.0.2.tar.gz</text:span></text:p>
        </text:list-item>
        <text:list-item>
          <text:p text:style-name="P45">Copy <text:span text:style-name="T9">dist/lib/*.jar</text:span>, <text:span text:style-name="T9">dis</text:span><text:span text:style-name="T10">t/lib/zkforge/*.jar</text:span><text:span text:style-name="T2">,</text:span> and <text:span text:style-name="T9">dist/lib/ext/*.jar</text:span> to the root directory in your Java EE application.<text:line-break/>Libraries in <text:span text:style-name="T9">dis</text:span><text:span text:style-name="T10">t/lib/zkforge</text:span><text:span text:style-name="T2"> and </text:span><text:span text:style-name="T10">dist/lib/ext</text:span><text:span text:style-name="T2"> are optional. If you want to minimize the footprint of your Web application, refer to the next chapter for the description of these libraries.</text:span></text:p>
        </text:list-item>
      </text:list>
      <text:h text:style-name="Heading_20_2" text:outline-level="2">Alternative 2: Ins<text:span text:style-name="T2">tall ZK to Be Shared by All Web Applications</text:span></text:h>
      <text:p text:style-name="P17">The way to install ZK libraries to the shared directory varies from one Web server to another.</text:p>
      <text:p text:style-name="Heading_20_3">Install ZK on Tomcat</text:p>
      <text:list text:style-name="L3">
        <text:list-item>
          <text:p text:style-name="P33">Download Tomcat from <text:a xlink:type="simple" xlink:href="http://tomcat.apache.org/"><text:span text:style-name="T9">http://tomcat.apache.org</text:span></text:a> and ins<text:span text:style-name="T2">tall it,</text:span> if you haven't ins<text:span text:style-name="T2">talled</text:span> it yet.</text:p>
        </text:list-item>
        <text:list-item>
          <text:p text:style-name="P33">Stop Tomcat.</text:p>
        </text:list-item>
        <text:list-item>
          <text:p text:style-name="P33">Unc<text:span text:style-name="T2">ompress</text:span> <text:span text:style-name="T9">zk-bin-3.0.2.zip</text:span> or <text:span text:style-name="T9">zk-bin-3.0.2.tar.gz</text:span></text:p>
        </text:list-item>
        <text:list-item>
          <text:p text:style-name="P33">Copy <text:span text:style-name="T9">dist/lib/*.jar, dis</text:span><text:span text:style-name="T10">t/lib/zkforge/*.jar,</text:span><text:span text:style-name="T9"> and dist/lib/ext/*.jar</text:span> to <text:span text:style-name="T9">$TOMCAT_HOME</text:span><text:span text:style-name="T9"><text:note text:id="ftn1" text:note-class="footnote"><text:note-citation>1</text:note-citation><text:note-body><text:p text:style-name="Footnote">$TOMCAT_HOME is where you installed Tomcat.</text:p></text:note-body></text:note></text:span><text:span text:style-name="T9">/shared/lib<text:line-break/></text:span><text:span text:style-name="T15">Libraries in </text:span><text:span text:style-name="T11">dis</text:span><text:span text:style-name="T12">t/lib/zkforge</text:span><text:span text:style-name="T16"> and </text:span><text:span text:style-name="T12">dist/lib/ext</text:span><text:span text:style-name="T16"> are optional. If you want to minimize the footprint of your Web server, <text:s/>refer to the next chapter for the description of these libraries.</text:span></text:p>
        </text:list-item>
        <text:list-item>
          <text:p text:style-name="P33">Re-start Tomcat.</text:p>
        </text:list-item>
      </text:list>
      <text:p text:style-name="P25">Then, you can dep<text:span text:style-name="T2">loy your Web application, e.g., </text:span><text:span text:style-name="T10">demo/bin/zkdemo-min.war</text:span><text:span text:style-name="T2">, to Tomcat. </text:span>It can be done by use of the Tomcat manager, or by copying it to <text:span text:style-name="T9">$TOMCAT_HOME/webapps</text:span> directly. If you prefer to cop<text:span text:style-name="T2">y directly, you have to stop Tomcat first. After deployed, you can run your Web application by visiting the corresponding URL, e.g.,</text:span><text:a xlink:type="simple" xlink:href="http://localhost/zkdemo/userguide"><text:span text:style-name="T17"> </text:span></text:a><text:a xlink:type="simple" xlink:href="http://localhost/zkdemo/userguide"><text:span text:style-name="T19">http://localhost:8080/zkdemo/userguide</text:span></text:a><text:a xlink:type="simple" xlink:href="http://localhost/zkdemo/userguide"><text:span text:style-name="T17">,</text:span></text:a><text:a xlink:type="simple" xlink:href="" text:style-name="Internet_20_link"><text:span text:style-name="T17"> depending on the configuration of your Web server. </text:span></text:a></text:p>
      <text:p text:style-name="Heading_20_3">Install ZK on Jetty</text:p>
      <text:list text:style-name="L4">
        <text:list-item>
          <text:p text:style-name="P39">Download Jetty from <text:a xlink:type="simple" xlink:href="http://www.mortbay.org/jetty/index.html"><text:span text:style-name="T9">http://www.mortbay.org/jetty/index.html</text:span></text:a> and install it<text:note text:id="ftn2" text:note-class="footnote"><text:note-citation>2</text:note-citation><text:note-body><text:p text:style-name="Footnote">Refer to <text:a xlink:type="simple" xlink:href="http://docs.codehaus.org/display/JETTY/Jetty+Documentation"><text:span text:style-name="T21">http://docs.codehaus.org/display/JETTY/Jetty+Documentation</text:span></text:a></text:p></text:note-body></text:note>, if you haven't ins<text:span text:style-name="T2">talled it</text:span> yet.</text:p>
        </text:list-item>
        <text:list-item>
          <text:p text:style-name="P39">Stop Jetty.</text:p>
        </text:list-item>
        <text:list-item>
          <text:p text:style-name="P39">Unc<text:span text:style-name="T2">ompress</text:span> <text:span text:style-name="T9">zk-bin-3.0.2.zip</text:span> or <text:span text:style-name="T9">zk-bin-3.0.2.tar.gz</text:span></text:p>
        </text:list-item>
        <text:list-item>
          <text:p text:style-name="P38"><text:span text:style-name="T9">Copy dist/lib/*.jar, dis</text:span><text:span text:style-name="T10">t/lib/zkforge/*.jar,</text:span><text:span text:style-name="T9"> and dist/lib/ext/*.jar to $JETTY_HOME/ext <text:s text:c="57"/></text:span><text:span text:style-name="T15">Libraries in </text:span><text:span text:style-name="T11">dis</text:span><text:span text:style-name="T12">t/zkforge</text:span><text:span text:style-name="T16"> and </text:span><text:span text:style-name="T12">dist/lib/ext</text:span><text:span text:style-name="T16"> are optional. If you want to minimize the footprint of your Web server, <text:s/>refer to the next chapter for the description of these libraries.</text:span></text:p>
        </text:list-item>
        <text:list-item>
          <text:p text:style-name="P39">Re-start Jetty.</text:p>
        </text:list-item>
      </text:list>
      <text:p text:style-name="P26">Then, you can dep<text:span text:style-name="T2">loy your Web application, e.g., </text:span><text:span text:style-name="T10">demo/bin/zkdemo-min.war</text:span><text:span text:style-name="T2">, to Jetty by copying it to </text:span><text:span text:style-name="T10">$JETTY_HOME/webapps</text:span><text:span text:style-name="T2"> directly. After deployed, you can run your Web application by visiting the corresponding URL, e.g.,</text:span><text:a xlink:type="simple" xlink:href="http://localhost/zkdemo/userguide"><text:span text:style-name="T18"> </text:span></text:a><text:a xlink:type="simple" xlink:href="http://localhost/zkdemo/userguide"><text:span text:style-name="T20">http://localhost:8080/zkdemo/userguide</text:span></text:a><text:a xlink:type="simple" xlink:href="http://localhost/zkdemo/userguide"><text:span text:style-name="T18">,</text:span></text:a><text:span text:style-name="T18"> depending on the configuration of your Web server.</text:span></text:p>
      <text:h text:style-name="Heading_20_2" text:outline-level="2">Working with MySQL<text:note text:id="ftn3" text:note-class="footnote"><text:note-citation>3</text:note-citation><text:note-body><text:p text:style-name="Footnote"><text:a xlink:type="simple" xlink:href="http://mysql.com/">http://ww.mysql.com</text:a></text:p></text:note-body></text:note></text:h>
      <text:p text:style-name="Text_20_body">To open the connection under zscript, you have to put MySQL JDBC<text:span text:style-name="T2"> driver (mysql-connector-*.jar) under the </text:span><text:span text:style-name="T10">$TOMCAT_DIR/common/lib</text:span><text:span text:style-name="T2"> directory.</text:span></text:p>
      <text:h text:style-name="Heading_20_1" text:outline-level="1">4. The Content of Binary Distribution</text:h>
      <text:p text:style-name="P43">This chapter describes the content of zk-bin-3.0.2.zip.</text:p>
      <text:h text:style-name="Heading_20_2" text:outline-level="2">/doc</text:h>
      <text:p text:style-name="Text_20_body_20_indent">This directory holds the documents including copyrights and release notes.</text:p>
      <text:h text:style-name="Heading_20_2" text:outline-level="2">/dist/lib</text:h>
      <text:p text:style-name="Text_20_body_20_indent">This directory holds the binary libraries required to run ZK.</text:p>
      <text:h text:style-name="Heading_20_2" text:outline-level="2">/dist/lib/zkforge</text:h>
      <text:p text:style-name="Text_20_body_20_indent">This dir<text:span text:style-name="T2">ectory holds the components from ZK Forge, such as FCKeditor and Dojo. It is optional depending on whether you need them.</text:span></text:p>
      <table:table table:name="Table5" table:style-name="Table5">
        <table:table-column table:style-name="Table5.A"/>
        <table:table-column table:style-name="Table5.B"/>
        <table:table-header-rows>
          <table:table-row>
            <table:table-cell table:style-name="Table5.A1" office:value-type="string">
              <text:p text:style-name="Table_20_Heading">File</text:p>
            </table:table-cell>
            <table:table-cell table:style-name="Table5.B1" office:value-type="string">
              <text:p text:style-name="Table_20_Heading">Des<text:span text:style-name="T2">cription</text:span></text:p>
            </table:table-cell>
          </table:table-row>
        </table:table-header-rows>
        <table:table-row>
          <table:table-cell table:style-name="Table5.A2" office:value-type="string">
            <text:p text:style-name="P22">dojoz.jar</text:p>
          </table:table-cell>
          <table:table-cell table:style-name="Table5.B2" office:value-type="string">
            <text:p text:style-name="Table_20_Contents">Req<text:span text:style-name="T2">uired if you want to use ZK DOJO components.</text:span></text:p>
            <text:p text:style-name="P23">Version: 0.4.1_1</text:p>
          </table:table-cell>
        </table:table-row>
        <table:table-row>
          <table:table-cell table:style-name="Table5.A2" office:value-type="string">
            <text:p text:style-name="P22">fckez.jar</text:p>
          </table:table-cell>
          <table:table-cell table:style-name="Table5.B2" office:value-type="string">
            <text:p text:style-name="Table_20_Contents">Req<text:span text:style-name="T2">uired if you want to use ZK FCKeditor components.</text:span></text:p>
            <text:p text:style-name="P23">Version: 2.5.0_1</text:p>
          </table:table-cell>
        </table:table-row>
        <table:table-row>
          <table:table-cell table:style-name="Table5.A2" office:value-type="string">
            <text:p text:style-name="P22">gmapsz.jar</text:p>
          </table:table-cell>
          <table:table-cell table:style-name="Table5.B2" office:value-type="string">
            <text:p text:style-name="Table_20_Contents">Req<text:span text:style-name="T2">uired if you want to use ZK Google Maps components.</text:span></text:p>
            <text:p text:style-name="P23">Version: 2.0_4</text:p>
          </table:table-cell>
        </table:table-row>
        <table:table-row>
          <table:table-cell table:style-name="Table5.A2" office:value-type="string">
            <text:p text:style-name="P22">timelinez.jar</text:p>
          </table:table-cell>
          <table:table-cell table:style-name="Table5.B2" office:value-type="string">
            <text:p text:style-name="Table_20_Contents">Req<text:span text:style-name="T2">uired if you want to use ZK Timeline components.</text:span></text:p>
            <text:p text:style-name="P23">Version: 1.2_1</text:p>
          </table:table-cell>
        </table:table-row>
      </table:table>
      <text:h text:style-name="Heading_20_2" text:outline-level="2">/dist/lib/ext</text:h>
      <text:p text:style-name="Text_20_body_20_indent">This directory holds the external libraries required to run ZK. Since these libraries are common, you might have installed them in your container.</text:p>
      <text:p text:style-name="Text_20_body_20_indent">Here are optional jar files. You can choose whether to cop<text:span text:style-name="T2">y depending on your requirements.</text:span></text:p>
      <table:table table:name="Table4" table:style-name="Table4">
        <table:table-column table:style-name="Table4.A"/>
        <table:table-column table:style-name="Table4.B"/>
        <table:table-header-rows>
          <table:table-row>
            <table:table-cell table:style-name="Table4.A1" office:value-type="string">
              <text:p text:style-name="Table_20_Heading">File</text:p>
            </table:table-cell>
            <table:table-cell table:style-name="Table4.B1" office:value-type="string">
              <text:p text:style-name="Table_20_Heading">Des<text:span text:style-name="T2">cription</text:span></text:p>
            </table:table-cell>
          </table:table-row>
        </table:table-header-rows>
        <table:table-row>
          <table:table-cell table:style-name="Table4.A2" office:value-type="string">
            <text:p text:style-name="P22">com<text:span text:style-name="T2">mons-fileupload.jar<text:line-break/>commons-io.jar</text:span></text:p>
          </table:table-cell>
          <table:table-cell table:style-name="Table4.B2" office:value-type="string">
            <text:p text:style-name="Table_20_Contents">Req<text:span text:style-name="T2">uired if you want to upload files with them.</text:span></text:p>
            <text:p text:style-name="P23">Version: Commons Fileupload 1.2 and Commons IO 1.3.1</text:p>
          </table:table-cell>
        </table:table-row>
        <table:table-row>
          <table:table-cell table:style-name="Table4.A2" office:value-type="string">
            <text:p text:style-name="P22">jcommon.jar<text:line-break/>jfreechar.jar</text:p>
          </table:table-cell>
          <table:table-cell table:style-name="Table4.B2" office:value-type="string">
            <text:p text:style-name="Table_20_Contents">Req<text:span text:style-name="T2">uired if you want to use ZUL's chart component.</text:span></text:p>
            <text:p text:style-name="P23">Version: <text:a xlink:type="simple" xlink:href="http://www.jfree.org/jfreechart/">JFreeChart</text:a> 1.0.5 and <text:a xlink:type="simple" xlink:href="http://www.jfree.org/jcommon">JCommon</text:a> 1.0.9</text:p>
            <text:p text:style-name="P24">[not available in the standard edition]</text:p>
          </table:table-cell>
        </table:table-row>
        <table:table-row>
          <table:table-cell table:style-name="Table4.A2" office:value-type="string">
            <text:p text:style-name="P22">bsh.jar</text:p>
          </table:table-cell>
          <table:table-cell table:style-name="Table4.B2" office:value-type="string">
            <text:p text:style-name="Table_20_Contents">Required if you want <text:span text:style-name="T2">scripting in </text:span>Jav<text:span text:style-name="T2">a interpreter (</text:span><text:a xlink:type="simple" xlink:href="http://www.beanshell.org/"><text:span text:style-name="T2">BeanShell</text:span></text:a><text:span text:style-name="T2">).</text:span></text:p>
            <text:p text:style-name="P23">Version: <text:a xlink:type="simple" xlink:href="http://www.beanshell.org/">BeanShell</text:a> 2.0b4</text:p>
          </table:table-cell>
        </table:table-row>
        <table:table-row>
          <table:table-cell table:style-name="Table4.A2" office:value-type="string">
            <text:p text:style-name="P22">js.jar</text:p>
          </table:table-cell>
          <table:table-cell table:style-name="Table4.B2" office:value-type="string">
            <text:p text:style-name="Table_20_Contents">Required if you want <text:span text:style-name="T2">scripting in </text:span>Jav<text:span text:style-name="T2">aScript (</text:span><text:a xlink:type="simple" xlink:href="http://www.mozilla.org/rhino/"><text:span text:style-name="T2">Rhino</text:span></text:a><text:span text:style-name="T2">).</text:span></text:p>
            <text:p text:style-name="P23">Version: Rhino 1.6R5</text:p>
            <text:p text:style-name="P24">[not available in the standard and professional edition]</text:p>
          </table:table-cell>
        </table:table-row>
        <table:table-row>
          <table:table-cell table:style-name="Table4.A2" office:value-type="string">
            <text:p text:style-name="P22">groovy.jar</text:p>
          </table:table-cell>
          <table:table-cell table:style-name="Table4.B2" office:value-type="string">
            <text:p text:style-name="Table_20_Contents">Required if you want <text:span text:style-name="T2">scripting in </text:span><text:a xlink:type="simple" xlink:href="http://groovy.codehaus.org/">Groovy</text:a><text:span text:style-name="T2">.</text:span></text:p>
            <text:p text:style-name="P23">Version: <text:a xlink:type="simple" xlink:href="http://groovy.codehaus.org/">Groovy</text:a> 1.0 (groovy-all)</text:p>
            <text:p text:style-name="P24">[not available in the standard and professional edition]</text:p>
          </table:table-cell>
        </table:table-row>
        <table:table-row>
          <table:table-cell table:style-name="Table4.A2" office:value-type="string">
            <text:p text:style-name="P22">jruby.jar</text:p>
          </table:table-cell>
          <table:table-cell table:style-name="Table4.B2" office:value-type="string">
            <text:p text:style-name="Table_20_Contents">Req<text:span text:style-name="T2">uired if you want scripting in Ruby (</text:span><text:a xlink:type="simple" xlink:href="http://jruby.codehaus.org/"><text:span text:style-name="T2">JRuby</text:span></text:a><text:span text:style-name="T2">).</text:span></text:p>
            <text:p text:style-name="P23">Version: <text:a xlink:type="simple" xlink:href="http://jruby.codehaus.org/">JRuby</text:a> 1.0 (jruby-complete)</text:p>
            <text:p text:style-name="P24">[not available in the standard and professional edition]</text:p>
          </table:table-cell>
        </table:table-row>
        <table:table-row>
          <table:table-cell table:style-name="Table4.A2" office:value-type="string">
            <text:p text:style-name="P22">Filters.jar</text:p>
          </table:table-cell>
          <table:table-cell table:style-name="Table4.B2" office:value-type="string">
            <text:p text:style-name="Table_20_Contents">Req<text:span text:style-name="T2">uired if you want to use the </text:span><text:span text:style-name="T10">captcha</text:span><text:span text:style-name="T2"> component.</text:span></text:p>
            <text:p text:style-name="P23">Version: JH Labs Java Image Filters</text:p>
            <text:p text:style-name="P24">[not available in the standard edition]</text:p>
          </table:table-cell>
        </table:table-row>
        <table:table-row>
          <table:table-cell table:style-name="Table4.A2" office:value-type="string">
            <text:p text:style-name="P22">mvel.jar</text:p>
          </table:table-cell>
          <table:table-cell table:style-name="Table4.B2" office:value-type="string">
            <text:p text:style-name="Table_20_Contents">Req<text:span text:style-name="T2">uired if you want to use MVEL to evaluate the expressions.</text:span></text:p>
            <text:p text:style-name="P23">Version: MVEL 1.2 (for Java 1.4 or above)</text:p>
            <text:p text:style-name="P24">[not available in the standard and professional edition]</text:p>
          </table:table-cell>
        </table:table-row>
        <table:table-row>
          <table:table-cell table:style-name="Table4.A2" office:value-type="string">
            <text:p text:style-name="P22">ognl.jar</text:p>
          </table:table-cell>
          <table:table-cell table:style-name="Table4.B2" office:value-type="string">
            <text:p text:style-name="Table_20_Contents">Req<text:span text:style-name="T2">uired if you want to use OGNL to evaluate the expressions.</text:span></text:p>
            <text:p text:style-name="P23">Version: OGNL 2.6.9</text:p>
            <text:p text:style-name="P24">[not available in the standard and professional edition]</text:p>
          </table:table-cell>
        </table:table-row>
      </table:table>
      <text:h text:style-name="Heading_20_2" text:outline-level="2">/dist/src</text:h>
      <text:p text:style-name="Text_20_body_20_indent">This dir<text:span text:style-name="T2">ectory holds the source codes in JAR format. These JAR files are used for debugging in IDE, such as Eclipse. You cannot build the binary libraries from these. Rather, download and uncompress </text:span><text:span text:style-name="T10">zk-src-3.0.2.tar.gz</text:span><text:span text:style-name="T2">.</text:span></text:p>
      <text:h text:style-name="Heading_20_2" text:outline-level="2">/dist/xsd</text:h>
      <text:p text:style-name="Text_20_body_20_indent">This dir<text:span text:style-name="T2">ectory holds the XSD files that might be useful to develop ZK applications.</text:span></text:p>
      <text:h text:style-name="Heading_20_2" text:outline-level="2">/dist/WEB-INF</text:h>
      <text:p text:style-name="Text_20_body_20_indent">This dir<text:span text:style-name="T2">ectory holds the TLD files. These TLD files are part of JAR files so they are loaded automatically. We put them here mainly for your reference only.</text:span></text:p>
      <text:h text:style-name="Heading_20_1" text:outline-level="1">5. The Con<text:span text:style-name="T2">tent of Demo Distribution</text:span></text:h>
      <text:p text:style-name="P44">This chapter describes the content of zk-demo-3.0.2.zip.</text:p>
      <text:h text:style-name="Heading_20_2" text:outline-level="2">/</text:h>
      <text:p text:style-name="Text_20_body_20_indent">This directory holds the executable: <text:span text:style-name="T9">zkdemo.war</text:span>, <text:span text:style-name="T9">zkdemo-min.war</text:span>, <text:span text:style-name="T9">zkdemos.ear</text:span> and <text:span text:style-name="T9">zkdemos-min.ear</text:span>. <text:span text:style-name="T2">Refer to the </text:span><text:span text:style-name="T22">Installation</text:span><text:span text:style-name="T2"> chapter for details.</text:span></text:p>
      <text:h text:style-name="Heading_20_2" text:outline-level="2">/zkdemo</text:h>
      <text:p text:style-name="Text_20_body_20_indent">This directory holds the source codes of the live demo.</text:p>
      <text:h text:style-name="Heading_20_2" text:outline-level="2">/MyApp</text:h>
      <text:p text:style-name="Text_20_body_20_indent">This directory holds an empty Web application which you can start your new Web application from.</text:p>
      <text:h text:style-name="Heading_20_1" text:outline-level="1">6. My First ZK Application</text:h>
      <text:p text:style-name="Heading_20_3">Prepare WEB-INF/web.xml</text:p>
      <text:p text:style-name="Text_20_body_20_indent">Copy or merge the following content to the <text:span text:style-name="T9">web.xml</text:span> in the WEB-INF directory in your application. This step must be done once each time you created a new Web applications. Then, what you need to do is to copy files with .zul or .zhtml extension to the proper directories in your Web applications.</text:p>
      <text:p text:style-name="Code_20_Indent">&lt;web-app version="2.4" xmlns="http://java.sun.com/xml/ns/j2ee"</text:p>
      <text:p text:style-name="Code_20_Indent">xmlns:xsi="http://www.w3.org/2001/XMLSchema-instance"</text:p>
      <text:p text:style-name="Code_20_Indent">xsi:schemaLocation="http://java.sun.com/xml/ns/j2ee <text:s/>http://java.sun.com/xml/ns/j2ee/web-app_2_4.xsd"&gt; </text:p>
      <text:p text:style-name="Code_20_Indent"/>
      <text:p text:style-name="Code_20_Indent"><text:tab/>&lt;!-- //// --&gt;</text:p>
      <text:p text:style-name="Code_20_Indent"><text:tab/>&lt;!-- ZK --&gt;</text:p>
      <text:p text:style-name="Code_20_Indent"><text:tab/>&lt;listener&gt;</text:p>
      <text:p text:style-name="Code_20_Indent"><text:tab/><text:tab/>&lt;description&gt;Used to cleanup when a session is destroyed&lt;/description&gt;</text:p>
      <text:p text:style-name="Code_20_Indent"><text:tab/><text:tab/>&lt;display-name&gt;ZK Session Cleaner&lt;/display-name&gt;</text:p>
      <text:p text:style-name="Code_20_Indent"><text:tab/><text:tab/>&lt;listener-class&gt;org.zkoss.zk.ui.http.HttpSessionListener&lt;/listener-class&gt;</text:p>
      <text:p text:style-name="Code_20_Indent"><text:tab/>&lt;/listener&gt;</text:p>
      <text:p text:style-name="Code_20_Indent"><text:tab/>&lt;servlet&gt;</text:p>
      <text:p text:style-name="Code_20_Indent"><text:tab/><text:tab/>&lt;description&gt;ZK loader for evaluating ZK pages&lt;/description&gt;</text:p>
      <text:p text:style-name="Code_20_Indent"><text:tab/><text:tab/>&lt;servlet-name&gt;zkLoader&lt;/servlet-name&gt;</text:p>
      <text:p text:style-name="Code_20_Indent"><text:tab/><text:tab/>&lt;servlet-class&gt;org.zkoss.zk.ui.http.DHtmlLayoutServlet&lt;/servlet-class&gt;</text:p>
      <text:p text:style-name="Code_20_Indent"/>
      <text:p text:style-name="Code_20_Indent"><text:tab/><text:tab/>&lt;!-- Must. Specifies URI of the update engine</text:p>
      <text:p text:style-name="Code_20_Indent"><text:tab/><text:tab/>(DHtmlUpdateServlet). --&gt;</text:p>
      <text:p text:style-name="Code_20_Indent"><text:tab/><text:tab/>&lt;init-param&gt;</text:p>
      <text:p text:style-name="Code_20_Indent"><text:tab/><text:tab/><text:tab/>&lt;param-name&gt;update-uri&lt;/param-name&gt;</text:p>
      <text:p text:style-name="Code_20_Indent"><text:tab/><text:tab/><text:tab/>&lt;param-value&gt;/zkau&lt;/param-value&gt;</text:p>
      <text:p text:style-name="Code_20_Indent"><text:tab/><text:tab/>&lt;/init-param&gt;</text:p>
      <text:p text:style-name="Code_20_Indent"><text:tab/><text:tab/>&lt;load-on-startup&gt;1&lt;/load-on-startup&gt;&lt;!-- MUST --&gt;</text:p>
      <text:p text:style-name="Code_20_Indent"><text:tab/>&lt;/servlet&gt;</text:p>
      <text:p text:style-name="Code_20_Indent"><text:tab/>&lt;servlet-mapping&gt;</text:p>
      <text:p text:style-name="Code_20_Indent"><text:tab/><text:tab/>&lt;servlet-name&gt;zkLoader&lt;/servlet-name&gt;</text:p>
      <text:p text:style-name="Code_20_Indent"><text:tab/><text:tab/>&lt;url-pattern&gt;*.zul&lt;/url-pattern&gt;</text:p>
      <text:p text:style-name="Code_20_Indent"><text:tab/>&lt;/servlet-mapping&gt;</text:p>
      <text:p text:style-name="Code_20_Indent"><text:tab/>&lt;servlet-mapping&gt;</text:p>
      <text:p text:style-name="Code_20_Indent"><text:tab/><text:tab/>&lt;servlet-name&gt;zkLoader&lt;/servlet-name&gt;</text:p>
      <text:p text:style-name="Code_20_Indent"><text:tab/><text:tab/>&lt;url-pattern&gt;*.zhtml&lt;/url-pattern&gt;</text:p>
      <text:p text:style-name="Code_20_Indent"><text:tab/>&lt;/servlet-mapping&gt;</text:p>
      <text:p text:style-name="Code_20_Indent"><text:tab/>&lt;servlet&gt;</text:p>
      <text:p text:style-name="Code_20_Indent"><text:tab/><text:tab/>&lt;description&gt;The asynchronous update engine for ZK&lt;/description&gt;</text:p>
      <text:p text:style-name="Code_20_Indent"><text:tab/><text:tab/>&lt;servlet-name&gt;auEngine&lt;/servlet-name&gt;</text:p>
      <text:p text:style-name="Code_20_Indent"><text:tab/><text:tab/>&lt;servlet-class&gt;org.zkoss.zk.au.http.DHtmlUpdateServlet&lt;/servlet-class&gt;</text:p>
      <text:p text:style-name="Code_20_Indent"><text:tab/>&lt;/servlet&gt;</text:p>
      <text:p text:style-name="Code_20_Indent"><text:tab/>&lt;servlet-mapping&gt;</text:p>
      <text:p text:style-name="Code_20_Indent"><text:tab/><text:tab/>&lt;servlet-name&gt;auEngine&lt;/servlet-name&gt;</text:p>
      <text:p text:style-name="Code_20_Indent"><text:tab/><text:tab/>&lt;url-pattern&gt;/zkau/*&lt;/url-pattern&gt;</text:p>
      <text:p text:style-name="Code_20_Indent"><text:tab/>&lt;/servlet-mapping&gt;</text:p>
      <text:p text:style-name="Code_20_Indent"><text:tab/>&lt;!-- //// --&gt;</text:p>
      <text:p text:style-name="Code_20_Indent"/>
      <text:p text:style-name="Code_20_Indent"><text:tab/>&lt;!-- MIME mapping --&gt;</text:p>
      <text:p text:style-name="Code_20_Indent"><text:tab/>&lt;mime-mapping&gt;</text:p>
      <text:p text:style-name="Code_20_Indent"><text:tab/><text:tab/>&lt;extension&gt;gif&lt;/extension&gt;</text:p>
      <text:p text:style-name="Code_20_Indent"><text:tab/><text:tab/>&lt;mime-type&gt;image/gif&lt;/mime-type&gt;</text:p>
      <text:p text:style-name="Code_20_Indent"><text:tab/>&lt;/mime-mapping&gt;</text:p>
      <text:p text:style-name="Code_20_Indent"><text:tab/>&lt;mime-mapping&gt;</text:p>
      <text:p text:style-name="Code_20_Indent"><text:tab/><text:tab/>&lt;extension&gt;html&lt;/extension&gt;</text:p>
      <text:p text:style-name="Code_20_Indent"><text:tab/><text:tab/>&lt;mime-type&gt;text/html&lt;/mime-type&gt;</text:p>
      <text:p text:style-name="Code_20_Indent"><text:tab/>&lt;/mime-mapping&gt;</text:p>
      <text:p text:style-name="Code_20_Indent"><text:tab/>&lt;mime-mapping&gt;</text:p>
      <text:p text:style-name="Code_20_Indent"><text:tab/><text:tab/>&lt;extension&gt;htm&lt;/extension&gt;</text:p>
      <text:p text:style-name="Code_20_Indent"><text:tab/><text:tab/>&lt;mime-type&gt;text/html&lt;/mime-type&gt;</text:p>
      <text:p text:style-name="Code_20_Indent"><text:tab/>&lt;/mime-mapping&gt;</text:p>
      <text:p text:style-name="Code_20_Indent"><text:tab/>&lt;mime-mapping&gt;</text:p>
      <text:p text:style-name="Code_20_Indent"><text:tab/><text:tab/>&lt;extension&gt;jad&lt;/extension&gt;</text:p>
      <text:p text:style-name="Code_20_Indent"><text:tab/><text:tab/>&lt;mime-type&gt;text/vnd.sun.j2me.app-descriptor&lt;/mime-type&gt;</text:p>
      <text:p text:style-name="Code_20_Indent"><text:tab/>&lt;/mime-mapping&gt;</text:p>
      <text:p text:style-name="Code_20_Indent"><text:tab/>&lt;mime-mapping&gt;</text:p>
      <text:p text:style-name="Code_20_Indent"><text:tab/><text:tab/>&lt;extension&gt;jpeg&lt;/extension&gt;</text:p>
      <text:p text:style-name="Code_20_Indent"><text:tab/><text:tab/>&lt;mime-type&gt;image/jpeg&lt;/mime-type&gt;</text:p>
      <text:p text:style-name="Code_20_Indent"><text:tab/>&lt;/mime-mapping&gt;</text:p>
      <text:p text:style-name="Code_20_Indent"><text:tab/>&lt;mime-mapping&gt;</text:p>
      <text:p text:style-name="Code_20_Indent"><text:tab/><text:tab/>&lt;extension&gt;jpg&lt;/extension&gt;</text:p>
      <text:p text:style-name="Code_20_Indent"><text:tab/><text:tab/>&lt;mime-type&gt;image/jpeg&lt;/mime-type&gt;</text:p>
      <text:p text:style-name="Code_20_Indent"><text:tab/>&lt;/mime-mapping&gt;</text:p>
      <text:p text:style-name="Code_20_Indent"><text:tab/>&lt;mime-mapping&gt;</text:p>
      <text:p text:style-name="Code_20_Indent"><text:tab/><text:tab/>&lt;extension&gt;js&lt;/extension&gt;</text:p>
      <text:p text:style-name="Code_20_Indent"><text:tab/><text:tab/>&lt;mime-type&gt;application/x-javascript&lt;/mime-type&gt;</text:p>
      <text:p text:style-name="Code_20_Indent"><text:tab/>&lt;/mime-mapping&gt;</text:p>
      <text:p text:style-name="Code_20_Indent"><text:tab/>&lt;mime-mapping&gt;</text:p>
      <text:p text:style-name="Code_20_Indent"><text:tab/><text:tab/>&lt;extension&gt;png&lt;/extension&gt;</text:p>
      <text:p text:style-name="Code_20_Indent"><text:tab/><text:tab/>&lt;mime-type&gt;image/png&lt;/mime-type&gt;</text:p>
      <text:p text:style-name="Code_20_Indent"><text:tab/>&lt;/mime-mapping&gt;</text:p>
      <text:p text:style-name="Code_20_Indent"><text:tab/>&lt;mime-mapping&gt;</text:p>
      <text:p text:style-name="Code_20_Indent"><text:tab/><text:tab/>&lt;extension&gt;txt&lt;/extension&gt;</text:p>
      <text:p text:style-name="Code_20_Indent"><text:tab/><text:tab/>&lt;mime-type&gt;text/plain&lt;/mime-type&gt;</text:p>
      <text:p text:style-name="Code_20_Indent"><text:tab/>&lt;/mime-mapping&gt;</text:p>
      <text:p text:style-name="Code_20_Indent"><text:tab/>&lt;mime-mapping&gt;</text:p>
      <text:p text:style-name="Code_20_Indent"><text:tab/><text:tab/>&lt;extension&gt;xml&lt;/extension&gt;</text:p>
      <text:p text:style-name="Code_20_Indent"><text:tab/><text:tab/>&lt;mime-type&gt;text/xml&lt;/mime-type&gt;</text:p>
      <text:p text:style-name="Code_20_Indent"><text:tab/>&lt;/mime-mapping&gt;</text:p>
      <text:p text:style-name="Code_20_Indent"><text:tab/>&lt;mime-mapping&gt;</text:p>
      <text:p text:style-name="Code_20_Indent"><text:tab/><text:tab/>&lt;extension&gt;zhtml&lt;/extension&gt;</text:p>
      <text:p text:style-name="Code_20_Indent"><text:tab/><text:tab/>&lt;mime-type&gt;text/html&lt;/mime-type&gt;</text:p>
      <text:p text:style-name="Code_20_Indent"><text:tab/>&lt;/mime-mapping&gt;</text:p>
      <text:p text:style-name="Code_20_Indent"><text:tab/>&lt;mime-mapping&gt;</text:p>
      <text:p text:style-name="Code_20_Indent"><text:tab/><text:tab/>&lt;extension&gt;zul&lt;/extension&gt;</text:p>
      <text:p text:style-name="Code_20_Indent"><text:tab/><text:tab/>&lt;mime-type&gt;text/html&lt;/mime-type&gt;</text:p>
      <text:p text:style-name="Code_20_Indent"><text:tab/>&lt;/mime-mapping&gt;</text:p>
      <text:p text:style-name="Code_20_Indent"/>
      <text:p text:style-name="Code_20_Indent"><text:tab/>&lt;welcome-file-list&gt;</text:p>
      <text:p text:style-name="Code_20_Indent"><text:tab/><text:tab/>&lt;welcome-file&gt;index.zul&lt;/welcome-file&gt;</text:p>
      <text:p text:style-name="Code_20_Indent"><text:tab/><text:tab/>&lt;welcome-file&gt;index.zhtml&lt;/welcome-file&gt;</text:p>
      <text:p text:style-name="Code_20_Indent"><text:tab/><text:tab/>&lt;welcome-file&gt;index.html&lt;/welcome-file&gt;</text:p>
      <text:p text:style-name="Code_20_Indent"><text:tab/><text:tab/>&lt;welcome-file&gt;index.htm&lt;/welcome-file&gt;</text:p>
      <text:p text:style-name="Code_20_Indent"><text:tab/>&lt;/welcome-file-list&gt;</text:p>
      <text:p text:style-name="Code_20_Indent">&lt;/web-app&gt;</text:p>
      <text:h text:style-name="Heading_20_2" text:outline-level="2">My First Hello World</text:h>
      <text:p text:style-name="Text_20_body">Create a file called hello.zul with the following content. Then, you could use the browser to see the result, say http://localhost:8080/zkdemo/hello.zul.</text:p>
      <text:p text:style-name="Code_20_Indent">&lt;window title="My First window" border="normal" width="200px"&gt;</text:p>
      <text:p text:style-name="Code_20_Indent"><text:tab/>Hello, World!</text:p>
      <text:p text:style-name="Code_20_Indent">&lt;/window&gt;</text:p>
      <text:p text:style-name="Text_20_body">Then, the res<text:span text:style-name="T2">ult is depicted as follow.</text:span></text:p>
      <text:p text:style-name="Text_20_body"><draw:frame draw:style-name="fr2" draw:name="graphics1" text:anchor-type="paragraph" svg:width="5.583cm" svg:height="1.561cm" draw:z-index="1"><draw:image xlink:href="../images/hello.gif" xlink:type="simple" xlink:show="embed" xlink:actuate="onLoad"/></draw:frame>Not<text:span text:style-name="T2">ice that, though the content of hello.zul is very similar to XUL</text:span><text:span text:style-name="T2"><text:note text:id="ftn4" text:note-class="footnote"><text:note-citation>4</text:note-citation><text:note-body><text:p text:style-name="Footnote">http://xul.sourceforge.net/mozilla.html</text:p></text:note-body></text:note></text:span><text:span text:style-name="T2">, it is actually written in ZUML. ZK Loader parses it into a valid HTML page which can be interpreted correctly by a regular browser, such as Internet Explorer and Mozilla Firefox. Refer to the Developer's Guide for more detail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TE18E6378t00" svg:font-family="TTE18E6378t00"/>
    <style:font-face style:name="Tahoma4" svg:font-family="Tahoma"/>
    <style:font-face style:name="Times New Roman1"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 style:font-size-asian="12pt" style:language-asian="zh" style:country-asian="TW" style:font-name-complex="Tahoma3"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499cm" fo:margin-bottom="0.199cm" fo:line-height="125%" fo:text-align="justify" style:justify-single-word="false" fo:text-indent="0cm" style:auto-text-indent="false" fo:background-color="transparent">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499cm" fo:margin-bottom="0.21cm"/>
    </style:style>
    <style:style style:name="Text_20_body_20_indent" style:display-name="Text body indent" style:family="paragraph" style:parent-style-name="Text_20_body" style:class="text">
      <style:paragraph-properties fo:margin-left="1.199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細明體" style:font-size-asian="14pt" style:font-name-complex="Tahoma3"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break-before="page" fo:background-color="transparent" fo:padding="0.049cm" fo:border-left="none" fo:border-right="none" fo:border-top="none" fo:border-bottom="0.035cm solid #c0c0c0" style:shadow="none">
        <style:tab-stops/>
        <style:background-image/>
      </style:paragraph-properties>
      <style:text-properties fo:color="#666666" style:font-name="Tahoma"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0.9cm" fo:margin-bottom="0.4cm" fo:line-height="100%"/>
      <style:text-properties style:font-name="Tahoma" fo:font-size="12pt" fo:font-style="normal" fo:font-weight="bold" style:font-size-asian="12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class="text">
      <style:paragraph-properties fo:margin-left="1.199cm" fo:margin-right="0cm" fo:margin-top="0.72cm" fo:margin-bottom="0.21cm" fo:line-height="100%" fo:text-align="start" style:justify-single-word="false" fo:text-indent="0cm" style:auto-text-indent="false"/>
      <style:text-properties style:font-name="Arial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 style:class="text">
      <style:paragraph-properties fo:margin-top="0.621cm" fo:margin-bottom="0.21cm"/>
      <style:text-properties fo:font-size="10pt" fo:font-style="normal" fo:font-weight="bold" style:font-size-asian="10pt" style:font-style-asian="normal" style:font-weight-asian="bold" style:font-size-complex="85%" style:font-style-complex="italic" style:font-weight-complex="bold"/>
    </style:style>
    <style:style style:name="List" style:family="paragraph" style:parent-style-name="Text_20_body" style:class="list">
      <style:text-properties style:font-name-complex="Tahoma4"/>
    </style:style>
    <style:style style:name="Numbering_20_2" style:display-name="Numbering 2" style:family="paragraph" style:parent-style-name="List" style:class="list">
      <style:paragraph-properties fo:margin-left="1cm" fo:margin-right="0cm" fo:margin-top="0cm" fo:margin-bottom="0.212cm" fo:text-indent="-0.499cm" style:auto-text-indent="false"/>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4"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4"/>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text-indent="0cm" style:auto-text-indent="false">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Code" style:family="paragraph" style:parent-style-name="Text_20_body">
      <style:paragraph-properties fo:margin-left="1cm" fo:margin-right="0cm" fo:text-align="start" style:justify-single-word="false" fo:text-indent="0cm" style:auto-text-indent="false" fo:padding="0.049cm" fo:border-left="0.002cm solid #000000" fo:border-right="0.002cm solid #000000" fo:border-top="0.002cm solid #000000" fo:border-bottom="0.002cm solid #c0c0c0"/>
      <style:text-properties style:font-name="Courier New"/>
    </style:style>
    <style:style style:name="Code_20_Indent" style:display-name="Code Indent" style:family="paragraph" style:parent-style-name="Code">
      <style:paragraph-properties fo:margin-left="1.199cm" fo:margin-right="0cm" fo:margin-top="0.101cm" fo:margin-bottom="0.049cm" fo:text-indent="0cm" style:auto-text-indent="false"/>
      <style:text-properties fo:font-size="9pt" style:font-name-asian="Courier New" style:font-size-asian="9pt"/>
    </style:style>
    <style:style style:name="Code_20_Indent_20_2" style:display-name="Code Indent 2" style:family="paragraph" style:parent-style-name="Code_20_Indent">
      <style:paragraph-properties fo:margin-left="1.499cm" fo:margin-right="0cm" fo:text-indent="0cm" style:auto-text-indent="false"/>
    </style:style>
    <style:style style:name="Document_20_Title" style:display-name="Document Title" style:family="paragraph" style:parent-style-name="Contents_20_3">
      <style:paragraph-properties fo:text-align="center" style:justify-single-word="false"/>
      <style:text-properties style:font-name="Tahoma1" fo:font-size="20pt" fo:font-weight="bold"/>
    </style:style>
    <style:style style:name="Document_20_SubTitle" style:display-name="Document SubTitle" style:family="paragraph" style:parent-style-name="Standard">
      <style:paragraph-properties fo:text-align="center" style:justify-single-word="false"/>
      <style:text-properties fo:color="#808080" style:font-name="Tahoma" fo:font-size="14pt" fo:font-weight="bold"/>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style:use-window-font-color="true" style:font-name="Verdana" fo:font-size="10pt" style:text-underline-style="none" style:font-size-asian="10pt"/>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page-layout style:name="pm1">
      <style:page-layout-properties fo:page-width="21.59cm" fo:page-height="27.94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Quick Start Guide<text:tab/>Page <text:page-number text:select-page="current">15</text:page-number> of <text:page-count>16</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8$Build-9161</meta:generator>
    <meta:initial-creator>Tom Yeh</meta:initial-creator>
    <meta:creation-date>2005-11-01T08:57:53</meta:creation-date>
    <dc:date>2008-01-11T08:55:41</dc:date>
    <dc:language>en-US</dc:language>
    <meta:editing-cycles>1068</meta:editing-cycles>
    <meta:editing-duration>P3DT22H43M53S</meta:editing-duration>
    <meta:user-defined meta:name="Info 1"/>
    <meta:user-defined meta:name="Info 2"/>
    <meta:user-defined meta:name="Info 3"/>
    <meta:user-defined meta:name="Info 4"/>
    <meta:document-statistic meta:table-count="5" meta:image-count="2" meta:object-count="0" meta:page-count="16" meta:paragraph-count="305" meta:word-count="2546" meta:character-count="15986"/>
  </office:meta>
</office:document-meta>
</file>